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02d2b8" officeooo:paragraph-rsid="0002d2b8"/>
    </style:style>
    <style:style style:name="P2" style:family="paragraph" style:parent-style-name="Standard">
      <style:text-properties fo:color="#800000" officeooo:rsid="0002d2b8" officeooo:paragraph-rsid="0002d2b8"/>
    </style:style>
    <style:style style:name="P3" style:family="paragraph" style:parent-style-name="Standard">
      <style:text-properties fo:color="#800000" officeooo:rsid="0004c104" officeooo:paragraph-rsid="0004c104"/>
    </style:style>
    <style:style style:name="P4" style:family="paragraph" style:parent-style-name="Standard">
      <style:text-properties officeooo:rsid="0004c104" officeooo:paragraph-rsid="0004c104"/>
    </style:style>
    <style:style style:name="P5" style:family="paragraph" style:parent-style-name="Standard">
      <style:text-properties officeooo:rsid="000650f3" officeooo:paragraph-rsid="000650f3"/>
    </style:style>
    <style:style style:name="P6" style:family="paragraph" style:parent-style-name="Standard">
      <style:text-properties fo:color="#800000" officeooo:rsid="000650f3" officeooo:paragraph-rsid="000650f3"/>
    </style:style>
    <style:style style:name="P7" style:family="paragraph" style:parent-style-name="Standard">
      <style:text-properties fo:color="#000000" officeooo:rsid="000650f3" officeooo:paragraph-rsid="000650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a Validity in Libroffice</text:p>
      <text:p text:style-name="P1"/>
      <text:p text:style-name="P1">Für Dropdown-Auswahl definierter Werte kann auf einem Sheet eine Auswahl (z.B. a4-a12 oder so) <text:s/>ausgewählt werden und dieser auswahl ein Name gegeben werden. → Über “define Range” und dann den Namen.</text:p>
      <text:p text:style-name="P1">Dieser Range kann in anderen Sheets wiederverwendet werden, z.B. indem man einen Bereich markiert (eg F12-F30) und, während der Bereich selektiert ist über → Data → Vailidity → Allow → Cell Range → und dort bei “Source” den Namen des zuvor definierten Ranges eingeben.</text:p>
      <text:p text:style-name="P1">Die verfügbaren, bereits definierten Ranges lassen sich über Data → Define Range einsehen.</text:p>
      <text:p text:style-name="P1"/>
      <text:p text:style-name="P1"/>
      <text:p text:style-name="P3">Führende Null</text:p>
      <text:p text:style-name="P4"/>
      <text:p text:style-name="P4">Lässt sich erreichen, indem man den ausgewählten Zellen mit Format → Cells → Numbers → den Format Code “00” gibt. Dadurch wird die Zahl zweistellig ohne Komma oder Punkt angezeigt. Die Darstellung hat keinen Einfluß auf den Wert der Zelle! Wird 3 eingegeben, wird 03 angezeigt, der Wert ist aber “3”.</text:p>
      <text:p text:style-name="P4"/>
      <text:p text:style-name="P6">Zellen mit Zahlenreihe füllen</text:p>
      <text:p text:style-name="P6"/>
      <text:p text:style-name="P7">Eine Zelle anklicken, dann eine andere und wieder… bla bla Siehe hier:</text:p>
      <text:p text:style-name="P7">https://help.libreoffice.org/Calc/Automatically_Calculating_Series</text:p>
      <text:p text:style-name="P5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1T15:00:00.836065009</meta:creation-date>
    <dc:date>2015-08-01T16:20:56.790259750</dc:date>
    <meta:editing-duration>PT21M16S</meta:editing-duration>
    <meta:editing-cycles>3</meta:editing-cycles>
    <meta:generator>LibreOffice/4.4.4.3$Linux_x86 LibreOffice_project/40m0$Build-3</meta:generator>
    <meta:document-statistic meta:table-count="0" meta:image-count="0" meta:object-count="0" meta:page-count="1" meta:paragraph-count="9" meta:word-count="162" meta:character-count="1062" meta:non-whitespace-character-count="908"/>
  </office:meta>
</office:document-meta>
</file>